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paragraph-properties fo:margin-top="0cm" fo:margin-bottom="0cm" loext:contextual-spacing="false" fo:line-height="100%" fo:text-align="justify" style:justify-single-word="false"/>
      <style:text-properties officeooo:paragraph-rsid="0016c611"/>
    </style:style>
    <style:style style:name="P2" style:family="paragraph" style:parent-style-name="Normal_20__28_Web_29_">
      <style:paragraph-properties fo:margin-top="0cm" fo:margin-bottom="0cm" loext:contextual-spacing="false" fo:line-height="100%" fo:text-align="justify" style:justify-single-word="false"/>
      <style:text-properties fo:font-weight="bold" officeooo:paragraph-rsid="0016c611" style:font-weight-asian="bold"/>
    </style:style>
    <style:style style:name="P3" style:family="paragraph" style:parent-style-name="Normal_20__28_Web_29_">
      <style:paragraph-properties fo:margin-top="0cm" fo:margin-bottom="0cm" loext:contextual-spacing="false" fo:line-height="100%" fo:text-align="justify" style:justify-single-word="false"/>
      <style:text-properties style:text-underline-style="solid" style:text-underline-width="auto" style:text-underline-color="font-color" officeooo:paragraph-rsid="0016c611"/>
    </style:style>
    <style:style style:name="P4"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officeooo:paragraph-rsid="0016c611"/>
    </style:style>
    <style:style style:name="P5" style:family="paragraph" style:parent-style-name="Normal_20__28_Web_29_">
      <style:paragraph-properties fo:margin-top="0cm" fo:margin-bottom="0cm" loext:contextual-spacing="false" fo:line-height="100%" fo:text-align="justify" style:justify-single-word="false"/>
      <style:text-properties officeooo:rsid="0016c611" officeooo:paragraph-rsid="0016c611"/>
    </style:style>
    <style:style style:name="P6" style:family="paragraph" style:parent-style-name="Normal_20__28_Web_29_">
      <style:paragraph-properties fo:margin-top="0cm" fo:margin-bottom="0cm" loext:contextual-spacing="false" fo:line-height="100%" fo:text-align="justify" style:justify-single-word="false"/>
      <style:text-properties officeooo:rsid="00183754" officeooo:paragraph-rsid="00183754"/>
    </style:style>
    <style:style style:name="P7" style:family="paragraph" style:parent-style-name="Normal_20__28_Web_29_">
      <style:paragraph-properties fo:margin-top="0cm" fo:margin-bottom="0cm" loext:contextual-spacing="false" fo:line-height="100%" fo:text-align="justify" style:justify-single-word="false"/>
      <style:text-properties officeooo:paragraph-rsid="0016c611"/>
    </style:style>
    <style:style style:name="T1" style:family="text">
      <style:text-properties officeooo:rsid="000792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Sa me semble un peu léger mais je ne vois pas quoi dire d'autre</text:p>
      <text:p text:style-name="P6">je te laisse voir si tu met l'image au milieu ou en annexe</text:p>
      <text:p text:style-name="P1"/>
      <text:p text:style-name="P1"/>
      <text:p text:style-name="P2">Logiciel de gestion de version </text:p>
      <text:p text:style-name="P2"/>
      <text:p text:style-name="P4">Nous avons dû choisir un logiciel de gestion de version. On nous a présenté svn et succinctement git. Après un peu de lecture, il s’est avéré que git à plus de fonctionnalités que svn et est open source. En plus, nous n’avons pas envie de tester la fiabilité du server qui nous était mis à disposition pour svn. Nous avons choisi git et le service d’hébergement github. Nous avons mis en place le dépôt et rédigé un tutoriel «voir annexe ». Nous avons aussi mis en place un dépôt test pour nous permettre d’expérimenter l’utilisation de github sans conséquence sur le projet. Ce dépôt test nous a aussi permis de partager de la documentation et de nous entraider.</text:p>
      <text:p text:style-name="P1"/>
      <text:p text:style-name="P3">Capture d’écran github</text:p>
      <text:p text:style-name="P3"/>
      <text:p text:style-name="P4">Github c’est révélé à l’usage très pratique. Le système de branche permet une grande flexibilité. Les branches permettent d’expérimenter de nouvelle implémentation sans contrainte. <text:span text:style-name="T1">Et de ne pas craindre de ne pas pouvoir revenir à son implémentation de départ.</text:span></text:p>
      <text:p text:style-name="P4"><text:span text:style-name="T1">I</text:span>l est évident qu’il facilite grandement le développement à plusieurs.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494cm" fo:margin-bottom="0.25cm" loext:contextual-spacing="false" fo:line-height="12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22:01:33.512636482</meta:creation-date>
    <dc:date>2016-04-22T22:03:57.522811540</dc:date>
    <meta:editing-duration>PT2M3S</meta:editing-duration>
    <meta:editing-cycles>2</meta:editing-cycles>
    <meta:generator>LibreOffice/5.0.5.2$Linux_X86_64 LibreOffice_project/00m0$Build-2</meta:generator>
    <meta:document-statistic meta:table-count="0" meta:image-count="0" meta:object-count="0" meta:page-count="1" meta:paragraph-count="7" meta:word-count="202" meta:character-count="1168" meta:non-whitespace-character-count="971"/>
  </office:meta>
</office:document-meta>
</file>